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e72fd" officeooo:paragraph-rsid="000e72f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e72fd" officeooo:paragraph-rsid="000e72f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e72fd"/>
    </style:style>
    <style:style style:name="T1" style:family="text">
      <style:text-properties fo:font-size="12pt" fo:font-weight="normal" officeooo:rsid="000e72fd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uSe</text:p>
      <text:p text:style-name="P1">OBIETTIVO</text:p>
      <text:p text:style-name="P3"><text:span text:style-name="T1">Realizzazione di un </text:span>un sistema informatico per la gestione della biglietteria onli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0:13:08.876000000</meta:creation-date>
    <dc:date>2018-02-26T10:19:02.865000000</dc:date>
    <meta:editing-duration>PT5M54S</meta:editing-duration>
    <meta:editing-cycles>1</meta:editing-cycles>
    <meta:document-statistic meta:table-count="0" meta:image-count="0" meta:object-count="0" meta:page-count="1" meta:paragraph-count="3" meta:word-count="14" meta:character-count="100" meta:non-whitespace-character-count="88"/>
    <meta:generator>LibreOffice/5.4.2.2$Windows_X86_64 LibreOffice_project/22b09f6418e8c2d508a9eaf86b2399209b0990f4</meta:generator>
  </office:meta>
</office:document-meta>
</file>